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pt"/>
    </style:style>
    <style:style style:name="co2" style:family="table-column">
      <style:table-column-properties fo:break-before="auto" style:column-width="22.45pt"/>
    </style:style>
    <style:style style:name="co3" style:family="table-column">
      <style:table-column-properties fo:break-before="auto" style:column-width="42.94pt"/>
    </style:style>
    <style:style style:name="co4" style:family="table-column">
      <style:table-column-properties fo:break-before="auto" style:column-width="54.34pt"/>
    </style:style>
    <style:style style:name="co5" style:family="table-column">
      <style:table-column-properties fo:break-before="auto" style:column-width="63.41pt"/>
    </style:style>
    <style:style style:name="co6" style:family="table-column">
      <style:table-column-properties fo:break-before="auto" style:column-width="27.89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29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9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wpt_table_amriv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4"/>
        <table:table-header-rows>
          <table:table-row table:style-name="ro1">
            <table:table-cell table:style-name="ce1" office:value-type="string" calcext:value-type="string">
              <text:p>type</text:p>
            </table:table-cell>
            <table:table-cell table:style-name="ce1" office:value-type="string" calcext:value-type="string">
              <text:p>tier</text:p>
            </table:table-cell>
            <table:table-cell table:style-name="ce1" office:value-type="string" calcext:value-type="string">
              <text:p>id</text:p>
            </table:table-cell>
            <table:table-cell table:style-name="ce1" office:value-type="string" calcext:value-type="string">
              <text:p>lat</text:p>
            </table:table-cell>
            <table:table-cell table:style-name="ce1" office:value-type="string" calcext:value-type="string">
              <text:p>long</text:p>
            </table:table-cell>
            <table:table-cell table:style-name="ce1" office:value-type="string" calcext:value-type="string">
              <text:p>year</text:p>
            </table:table-cell>
            <table:table-cell table:style-name="ce1" office:value-type="string" calcext:value-type="string">
              <text:p>cat</text:p>
            </table:table-cell>
            <table:table-cell table:style-name="ce1" office:value-type="string" calcext:value-type="string">
              <text:p>seed</text:p>
            </table:table-cell>
            <table:table-cell table:style-name="ce3" table:number-columns-repeated="1016"/>
          </table:table-row>
        </table:table-header-rows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0T</text:p>
          </table:table-cell>
          <table:table-cell office:value-type="float" office:value="39.2328" calcext:value-type="float">
            <text:p>39.2328</text:p>
          </table:table-cell>
          <table:table-cell office:value-type="float" office:value="-120.642294" calcext:value-type="float">
            <text:p>-120.6422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1T</text:p>
          </table:table-cell>
          <table:table-cell office:value-type="float" office:value="39.224274" calcext:value-type="float">
            <text:p>39.224274</text:p>
          </table:table-cell>
          <table:table-cell office:value-type="float" office:value="-120.59231" calcext:value-type="float">
            <text:p>-120.592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2T</text:p>
          </table:table-cell>
          <table:table-cell office:value-type="float" office:value="39.225459" calcext:value-type="float">
            <text:p>39.225459</text:p>
          </table:table-cell>
          <table:table-cell office:value-type="float" office:value="-120.586258" calcext:value-type="float">
            <text:p>-120.586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4T</text:p>
          </table:table-cell>
          <table:table-cell office:value-type="float" office:value="39.229151" calcext:value-type="float">
            <text:p>39.229151</text:p>
          </table:table-cell>
          <table:table-cell office:value-type="float" office:value="-120.574114" calcext:value-type="float">
            <text:p>-120.574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8T</text:p>
          </table:table-cell>
          <table:table-cell office:value-type="float" office:value="39.193703" calcext:value-type="float">
            <text:p>39.193703</text:p>
          </table:table-cell>
          <table:table-cell office:value-type="float" office:value="-120.548944" calcext:value-type="float">
            <text:p>-120.548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13T</text:p>
          </table:table-cell>
          <table:table-cell office:value-type="float" office:value="39.191602" calcext:value-type="float">
            <text:p>39.191602</text:p>
          </table:table-cell>
          <table:table-cell office:value-type="float" office:value="-120.546397" calcext:value-type="float">
            <text:p>-120.546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0T</text:p>
          </table:table-cell>
          <table:table-cell office:value-type="float" office:value="39.204408" calcext:value-type="float">
            <text:p>39.204408</text:p>
          </table:table-cell>
          <table:table-cell office:value-type="float" office:value="-120.544002" calcext:value-type="float">
            <text:p>-120.544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3T</text:p>
          </table:table-cell>
          <table:table-cell office:value-type="float" office:value="39.202688" calcext:value-type="float">
            <text:p>39.202688</text:p>
          </table:table-cell>
          <table:table-cell office:value-type="float" office:value="-120.542041" calcext:value-type="float">
            <text:p>-120.542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6T</text:p>
          </table:table-cell>
          <table:table-cell office:value-type="float" office:value="39.202407" calcext:value-type="float">
            <text:p>39.202407</text:p>
          </table:table-cell>
          <table:table-cell office:value-type="float" office:value="-120.540118" calcext:value-type="float">
            <text:p>-120.540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8T</text:p>
          </table:table-cell>
          <table:table-cell office:value-type="float" office:value="39.196991" calcext:value-type="float">
            <text:p>39.196991</text:p>
          </table:table-cell>
          <table:table-cell office:value-type="float" office:value="-120.5347" calcext:value-type="float">
            <text:p>-120.5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9T</text:p>
          </table:table-cell>
          <table:table-cell office:value-type="float" office:value="39.191983" calcext:value-type="float">
            <text:p>39.191983</text:p>
          </table:table-cell>
          <table:table-cell office:value-type="float" office:value="-120.53206" calcext:value-type="float">
            <text:p>-120.53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0T</text:p>
          </table:table-cell>
          <table:table-cell office:value-type="float" office:value="39.190479" calcext:value-type="float">
            <text:p>39.190479</text:p>
          </table:table-cell>
          <table:table-cell office:value-type="float" office:value="-120.531453" calcext:value-type="float">
            <text:p>-120.5314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1T</text:p>
          </table:table-cell>
          <table:table-cell office:value-type="float" office:value="39.189847" calcext:value-type="float">
            <text:p>39.189847</text:p>
          </table:table-cell>
          <table:table-cell office:value-type="float" office:value="-120.53085" calcext:value-type="float">
            <text:p>-120.53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2T</text:p>
          </table:table-cell>
          <table:table-cell office:value-type="float" office:value="39.189018" calcext:value-type="float">
            <text:p>39.189018</text:p>
          </table:table-cell>
          <table:table-cell office:value-type="float" office:value="-120.530578" calcext:value-type="float">
            <text:p>-120.530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3T</text:p>
          </table:table-cell>
          <table:table-cell office:value-type="float" office:value="39.197369" calcext:value-type="float">
            <text:p>39.197369</text:p>
          </table:table-cell>
          <table:table-cell office:value-type="float" office:value="-120.527776" calcext:value-type="float">
            <text:p>-120.5277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4T</text:p>
          </table:table-cell>
          <table:table-cell office:value-type="float" office:value="39.198031" calcext:value-type="float">
            <text:p>39.198031</text:p>
          </table:table-cell>
          <table:table-cell office:value-type="float" office:value="-120.527105" calcext:value-type="float">
            <text:p>-120.527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5T</text:p>
          </table:table-cell>
          <table:table-cell office:value-type="float" office:value="39.199773" calcext:value-type="float">
            <text:p>39.199773</text:p>
          </table:table-cell>
          <table:table-cell office:value-type="float" office:value="-120.52709" calcext:value-type="float">
            <text:p>-120.52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6T</text:p>
          </table:table-cell>
          <table:table-cell office:value-type="float" office:value="39.200756" calcext:value-type="float">
            <text:p>39.200756</text:p>
          </table:table-cell>
          <table:table-cell office:value-type="float" office:value="-120.526549" calcext:value-type="float">
            <text:p>-120.526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7T</text:p>
          </table:table-cell>
          <table:table-cell office:value-type="float" office:value="39.187879" calcext:value-type="float">
            <text:p>39.187879</text:p>
          </table:table-cell>
          <table:table-cell office:value-type="float" office:value="-120.521615" calcext:value-type="float">
            <text:p>-120.5216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8T</text:p>
          </table:table-cell>
          <table:table-cell office:value-type="float" office:value="39.18848" calcext:value-type="float">
            <text:p>39.18848</text:p>
          </table:table-cell>
          <table:table-cell office:value-type="float" office:value="-120.520774" calcext:value-type="float">
            <text:p>-120.5207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9T</text:p>
          </table:table-cell>
          <table:table-cell office:value-type="float" office:value="39.189087" calcext:value-type="float">
            <text:p>39.189087</text:p>
          </table:table-cell>
          <table:table-cell office:value-type="float" office:value="-120.51994" calcext:value-type="float">
            <text:p>-120.519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40T</text:p>
          </table:table-cell>
          <table:table-cell office:value-type="float" office:value="39.17995" calcext:value-type="float">
            <text:p>39.17995</text:p>
          </table:table-cell>
          <table:table-cell office:value-type="float" office:value="-120.519214" calcext:value-type="float">
            <text:p>-120.519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41T</text:p>
          </table:table-cell>
          <table:table-cell office:value-type="float" office:value="39.180788" calcext:value-type="float">
            <text:p>39.180788</text:p>
          </table:table-cell>
          <table:table-cell office:value-type="float" office:value="-120.51887" calcext:value-type="float">
            <text:p>-120.518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43T</text:p>
          </table:table-cell>
          <table:table-cell office:value-type="float" office:value="39.191276" calcext:value-type="float">
            <text:p>39.191276</text:p>
          </table:table-cell>
          <table:table-cell office:value-type="float" office:value="-120.516353" calcext:value-type="float">
            <text:p>-120.516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44T</text:p>
          </table:table-cell>
          <table:table-cell office:value-type="float" office:value="39.191768" calcext:value-type="float">
            <text:p>39.191768</text:p>
          </table:table-cell>
          <table:table-cell office:value-type="float" office:value="-120.515418" calcext:value-type="float">
            <text:p>-120.5154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03I</text:p>
          </table:table-cell>
          <table:table-cell office:value-type="float" office:value="39.231138" calcext:value-type="float">
            <text:p>39.231138</text:p>
          </table:table-cell>
          <table:table-cell office:value-type="float" office:value="-120.57559" calcext:value-type="float">
            <text:p>-120.575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05I</text:p>
          </table:table-cell>
          <table:table-cell office:value-type="float" office:value="39.231146" calcext:value-type="float">
            <text:p>39.231146</text:p>
          </table:table-cell>
          <table:table-cell office:value-type="float" office:value="-120.57385" calcext:value-type="float">
            <text:p>-120.573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06I</text:p>
          </table:table-cell>
          <table:table-cell office:value-type="float" office:value="39.194792" calcext:value-type="float">
            <text:p>39.194792</text:p>
          </table:table-cell>
          <table:table-cell office:value-type="float" office:value="-120.554446" calcext:value-type="float">
            <text:p>-120.5544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07I</text:p>
          </table:table-cell>
          <table:table-cell office:value-type="float" office:value="39.197515" calcext:value-type="float">
            <text:p>39.197515</text:p>
          </table:table-cell>
          <table:table-cell office:value-type="float" office:value="-120.549251" calcext:value-type="float">
            <text:p>-120.5492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09I</text:p>
          </table:table-cell>
          <table:table-cell office:value-type="float" office:value="39.194823" calcext:value-type="float">
            <text:p>39.194823</text:p>
          </table:table-cell>
          <table:table-cell office:value-type="float" office:value="-120.547493" calcext:value-type="float">
            <text:p>-120.5474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10I</text:p>
          </table:table-cell>
          <table:table-cell office:value-type="float" office:value="39.196173" calcext:value-type="float">
            <text:p>39.196173</text:p>
          </table:table-cell>
          <table:table-cell office:value-type="float" office:value="-120.547503" calcext:value-type="float">
            <text:p>-120.5475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11I</text:p>
          </table:table-cell>
          <table:table-cell office:value-type="float" office:value="39.198872" calcext:value-type="float">
            <text:p>39.198872</text:p>
          </table:table-cell>
          <table:table-cell office:value-type="float" office:value="-120.547523" calcext:value-type="float">
            <text:p>-120.5475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12I</text:p>
          </table:table-cell>
          <table:table-cell office:value-type="float" office:value="39.200222" calcext:value-type="float">
            <text:p>39.200222</text:p>
          </table:table-cell>
          <table:table-cell office:value-type="float" office:value="-120.547533" calcext:value-type="float">
            <text:p>-120.5475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14I</text:p>
          </table:table-cell>
          <table:table-cell office:value-type="float" office:value="39.192131" calcext:value-type="float">
            <text:p>39.192131</text:p>
          </table:table-cell>
          <table:table-cell office:value-type="float" office:value="-120.545734" calcext:value-type="float">
            <text:p>-120.5457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15I</text:p>
          </table:table-cell>
          <table:table-cell office:value-type="float" office:value="39.19888" calcext:value-type="float">
            <text:p>39.19888</text:p>
          </table:table-cell>
          <table:table-cell office:value-type="float" office:value="-120.545785" calcext:value-type="float">
            <text:p>-120.5457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16I</text:p>
          </table:table-cell>
          <table:table-cell office:value-type="float" office:value="39.20023" calcext:value-type="float">
            <text:p>39.20023</text:p>
          </table:table-cell>
          <table:table-cell office:value-type="float" office:value="-120.545795" calcext:value-type="float">
            <text:p>-120.5457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17I</text:p>
          </table:table-cell>
          <table:table-cell office:value-type="float" office:value="39.201579" calcext:value-type="float">
            <text:p>39.201579</text:p>
          </table:table-cell>
          <table:table-cell office:value-type="float" office:value="-120.545805" calcext:value-type="float">
            <text:p>-120.5458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18I</text:p>
          </table:table-cell>
          <table:table-cell office:value-type="float" office:value="39.192139" calcext:value-type="float">
            <text:p>39.192139</text:p>
          </table:table-cell>
          <table:table-cell office:value-type="float" office:value="-120.543996" calcext:value-type="float">
            <text:p>-120.543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19I</text:p>
          </table:table-cell>
          <table:table-cell office:value-type="float" office:value="39.200237" calcext:value-type="float">
            <text:p>39.200237</text:p>
          </table:table-cell>
          <table:table-cell office:value-type="float" office:value="-120.544056" calcext:value-type="float">
            <text:p>-120.5440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21I</text:p>
          </table:table-cell>
          <table:table-cell office:value-type="float" office:value="39.204294" calcext:value-type="float">
            <text:p>39.204294</text:p>
          </table:table-cell>
          <table:table-cell office:value-type="float" office:value="-120.542348" calcext:value-type="float">
            <text:p>-120.5423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22I</text:p>
          </table:table-cell>
          <table:table-cell office:value-type="float" office:value="39.192147" calcext:value-type="float">
            <text:p>39.192147</text:p>
          </table:table-cell>
          <table:table-cell office:value-type="float" office:value="-120.542258" calcext:value-type="float">
            <text:p>-120.542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24I</text:p>
          </table:table-cell>
          <table:table-cell office:value-type="float" office:value="39.202952" calcext:value-type="float">
            <text:p>39.202952</text:p>
          </table:table-cell>
          <table:table-cell office:value-type="float" office:value="-120.540599" calcext:value-type="float">
            <text:p>-120.5405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25I</text:p>
          </table:table-cell>
          <table:table-cell office:value-type="float" office:value="39.204302" calcext:value-type="float">
            <text:p>39.204302</text:p>
          </table:table-cell>
          <table:table-cell office:value-type="float" office:value="-120.540609" calcext:value-type="float">
            <text:p>-120.540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27I</text:p>
          </table:table-cell>
          <table:table-cell office:value-type="float" office:value="39.20296" calcext:value-type="float">
            <text:p>39.20296</text:p>
          </table:table-cell>
          <table:table-cell office:value-type="float" office:value="-120.538861" calcext:value-type="float">
            <text:p>-120.5388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42I</text:p>
          </table:table-cell>
          <table:table-cell office:value-type="float" office:value="39.189553" calcext:value-type="float">
            <text:p>39.189553</text:p>
          </table:table-cell>
          <table:table-cell office:value-type="float" office:value="-120.517905" calcext:value-type="float">
            <text:p>-120.5179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0C</text:p>
          </table:table-cell>
          <table:table-cell office:value-type="float" office:value="39.23345" calcext:value-type="float">
            <text:p>39.23345</text:p>
          </table:table-cell>
          <table:table-cell office:value-type="float" office:value="-120.641729" calcext:value-type="float">
            <text:p>-120.6417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1C</text:p>
          </table:table-cell>
          <table:table-cell office:value-type="float" office:value="39.224174" calcext:value-type="float">
            <text:p>39.224174</text:p>
          </table:table-cell>
          <table:table-cell office:value-type="float" office:value="-120.593277" calcext:value-type="float">
            <text:p>-120.5932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2C</text:p>
          </table:table-cell>
          <table:table-cell office:value-type="float" office:value="39.224771" calcext:value-type="float">
            <text:p>39.224771</text:p>
          </table:table-cell>
          <table:table-cell office:value-type="float" office:value="-120.586326" calcext:value-type="float">
            <text:p>-120.5863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4C</text:p>
          </table:table-cell>
          <table:table-cell office:value-type="float" office:value="39.228841" calcext:value-type="float">
            <text:p>39.228841</text:p>
          </table:table-cell>
          <table:table-cell office:value-type="float" office:value="-120.573329" calcext:value-type="float">
            <text:p>-120.5733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8C</text:p>
          </table:table-cell>
          <table:table-cell office:value-type="float" office:value="39.194351" calcext:value-type="float">
            <text:p>39.194351</text:p>
          </table:table-cell>
          <table:table-cell office:value-type="float" office:value="-120.550102" calcext:value-type="float">
            <text:p>-120.550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13C</text:p>
          </table:table-cell>
          <table:table-cell office:value-type="float" office:value="39.191121" calcext:value-type="float">
            <text:p>39.191121</text:p>
          </table:table-cell>
          <table:table-cell office:value-type="float" office:value="-120.547017" calcext:value-type="float">
            <text:p>-120.547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0C</text:p>
          </table:table-cell>
          <table:table-cell office:value-type="float" office:value="39.204202" calcext:value-type="float">
            <text:p>39.204202</text:p>
          </table:table-cell>
          <table:table-cell office:value-type="float" office:value="-120.544973" calcext:value-type="float">
            <text:p>-120.5449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3C</text:p>
          </table:table-cell>
          <table:table-cell office:value-type="float" office:value="39.20225" calcext:value-type="float">
            <text:p>39.20225</text:p>
          </table:table-cell>
          <table:table-cell office:value-type="float" office:value="-120.542706" calcext:value-type="float">
            <text:p>-120.542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6C</text:p>
          </table:table-cell>
          <table:table-cell office:value-type="float" office:value="39.20166" calcext:value-type="float">
            <text:p>39.20166</text:p>
          </table:table-cell>
          <table:table-cell office:value-type="float" office:value="-120.540782" calcext:value-type="float">
            <text:p>-120.540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8C</text:p>
          </table:table-cell>
          <table:table-cell office:value-type="float" office:value="39.196455" calcext:value-type="float">
            <text:p>39.196455</text:p>
          </table:table-cell>
          <table:table-cell office:value-type="float" office:value="-120.535308" calcext:value-type="float">
            <text:p>-120.535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9C</text:p>
          </table:table-cell>
          <table:table-cell office:value-type="float" office:value="39.191999" calcext:value-type="float">
            <text:p>39.191999</text:p>
          </table:table-cell>
          <table:table-cell office:value-type="float" office:value="-120.531061" calcext:value-type="float">
            <text:p>-120.5310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0C</text:p>
          </table:table-cell>
          <table:table-cell office:value-type="float" office:value="39.191144" calcext:value-type="float">
            <text:p>39.191144</text:p>
          </table:table-cell>
          <table:table-cell office:value-type="float" office:value="-120.531685" calcext:value-type="float">
            <text:p>-120.531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1C</text:p>
          </table:table-cell>
          <table:table-cell office:value-type="float" office:value="39.189995" calcext:value-type="float">
            <text:p>39.189995</text:p>
          </table:table-cell>
          <table:table-cell office:value-type="float" office:value="-120.530002" calcext:value-type="float">
            <text:p>-120.53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2C</text:p>
          </table:table-cell>
          <table:table-cell office:value-type="float" office:value="39.189507" calcext:value-type="float">
            <text:p>39.189507</text:p>
          </table:table-cell>
          <table:table-cell office:value-type="float" office:value="-120.529892" calcext:value-type="float">
            <text:p>-120.529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3C</text:p>
          </table:table-cell>
          <table:table-cell office:value-type="float" office:value="39.196763" calcext:value-type="float">
            <text:p>39.196763</text:p>
          </table:table-cell>
          <table:table-cell office:value-type="float" office:value="-120.527361" calcext:value-type="float">
            <text:p>-120.5273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4C</text:p>
          </table:table-cell>
          <table:table-cell office:value-type="float" office:value="39.197104" calcext:value-type="float">
            <text:p>39.197104</text:p>
          </table:table-cell>
          <table:table-cell office:value-type="float" office:value="-120.526827" calcext:value-type="float">
            <text:p>-120.5268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5C</text:p>
          </table:table-cell>
          <table:table-cell office:value-type="float" office:value="39.199465" calcext:value-type="float">
            <text:p>39.199465</text:p>
          </table:table-cell>
          <table:table-cell office:value-type="float" office:value="-120.526275" calcext:value-type="float">
            <text:p>-120.526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6C</text:p>
          </table:table-cell>
          <table:table-cell office:value-type="float" office:value="39.201181" calcext:value-type="float">
            <text:p>39.201181</text:p>
          </table:table-cell>
          <table:table-cell office:value-type="float" office:value="-120.525519" calcext:value-type="float">
            <text:p>-120.5255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7C</text:p>
          </table:table-cell>
          <table:table-cell office:value-type="float" office:value="39.188753" calcext:value-type="float">
            <text:p>39.188753</text:p>
          </table:table-cell>
          <table:table-cell office:value-type="float" office:value="-120.521675" calcext:value-type="float">
            <text:p>-120.5216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8C</text:p>
          </table:table-cell>
          <table:table-cell office:value-type="float" office:value="39.188936" calcext:value-type="float">
            <text:p>39.188936</text:p>
          </table:table-cell>
          <table:table-cell office:value-type="float" office:value="-120.52142" calcext:value-type="float">
            <text:p>-120.52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39C</text:p>
          </table:table-cell>
          <table:table-cell office:value-type="float" office:value="39.189487" calcext:value-type="float">
            <text:p>39.189487</text:p>
          </table:table-cell>
          <table:table-cell office:value-type="float" office:value="-120.520658" calcext:value-type="float">
            <text:p>-120.5206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40C</text:p>
          </table:table-cell>
          <table:table-cell office:value-type="float" office:value="39.180053" calcext:value-type="float">
            <text:p>39.180053</text:p>
          </table:table-cell>
          <table:table-cell office:value-type="float" office:value="-120.520075" calcext:value-type="float">
            <text:p>-120.520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41C</text:p>
          </table:table-cell>
          <table:table-cell office:value-type="float" office:value="39.180575" calcext:value-type="float">
            <text:p>39.180575</text:p>
          </table:table-cell>
          <table:table-cell office:value-type="float" office:value="-120.519918" calcext:value-type="float">
            <text:p>-120.5199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43C</text:p>
          </table:table-cell>
          <table:table-cell office:value-type="float" office:value="39.191826" calcext:value-type="float">
            <text:p>39.191826</text:p>
          </table:table-cell>
          <table:table-cell office:value-type="float" office:value="-120.516857" calcext:value-type="float">
            <text:p>-120.516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44C</text:p>
          </table:table-cell>
          <table:table-cell office:value-type="float" office:value="39.192308" calcext:value-type="float">
            <text:p>39.192308</text:p>
          </table:table-cell>
          <table:table-cell office:value-type="float" office:value="-120.516021" calcext:value-type="float">
            <text:p>-120.5160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6-18T20:32:51.977000000</meta:print-date>
    <dc:date>2018-06-18T20:33:05.562000000</dc:date>
    <meta:editing-duration>PT1M15S</meta:editing-duration>
    <meta:editing-cycles>1</meta:editing-cycles>
    <meta:document-statistic meta:table-count="1" meta:cell-count="568" meta:object-count="0"/>
    <meta:generator>LibreOffice/6.0.1.1$Windows_X86_64 LibreOffice_project/60bfb1526849283ce2491346ed2aa51c465abfe6</meta:generator>
  </office:meta>
</office:document-meta>
</file>